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Verdana" svg:font-family="Verdana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219" officeooo:paragraph-rsid="0001c219"/>
    </style:style>
    <style:style style:name="P2" style:family="paragraph" style:parent-style-name="Text_20_body">
      <style:text-properties officeooo:paragraph-rsid="00028f3e"/>
    </style:style>
    <style:style style:name="T1" style:family="text">
      <style:text-properties fo:font-variant="normal" fo:text-transform="none" fo:color="#000000" style:font-name="Verdana" fo:font-size="13.5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13.5pt" fo:letter-spacing="normal" fo:font-style="normal" fo:font-weight="normal" officeooo:rsid="00028f3e"/>
    </style:style>
    <style:style style:name="T3" style:family="text">
      <style:text-properties fo:font-variant="normal" fo:text-transform="none" fo:color="#000000" style:font-name="Verdana" fo:font-size="13.5pt" fo:letter-spacing="normal" fo:font-style="normal" fo:font-weight="normal" officeooo:rsid="0001c219"/>
    </style:style>
    <style:style style:name="T4" style:family="text">
      <style:text-properties fo:font-variant="normal" fo:text-transform="none" fo:color="#000000" style:font-name="Verdana" fo:font-size="13.5pt" fo:letter-spacing="normal" fo:font-style="normal" fo:font-weight="normal" officeooo:rsid="00030644"/>
    </style:style>
    <style:style style:name="T5" style:family="text">
      <style:text-properties fo:font-variant="normal" fo:text-transform="none" fo:color="#000000" style:font-name="Verdana" fo:font-size="13.5pt" fo:letter-spacing="normal" fo:font-style="normal" fo:font-weight="normal" officeooo:rsid="00043b2c"/>
    </style:style>
    <style:style style:name="T6" style:family="text">
      <style:text-properties fo:font-variant="normal" fo:text-transform="none" fo:color="#000000" style:font-name="Verdana" fo:font-size="13.5pt" fo:letter-spacing="normal" fo:font-style="normal" fo:font-weight="normal" officeooo:rsid="000519e7"/>
    </style:style>
    <style:style style:name="T7" style:family="text">
      <style:text-properties fo:font-variant="normal" fo:text-transform="none" fo:color="#000000" style:font-name="Verdana" fo:font-size="13.5pt" fo:letter-spacing="normal" fo:font-style="normal" fo:font-weight="normal" officeooo:rsid="0006b906"/>
    </style:style>
    <style:style style:name="T8" style:family="text">
      <style:text-properties fo:font-variant="normal" fo:text-transform="none" fo:color="#000000" style:font-name="Verdana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S</text:span><text:span text:style-name="T3">chools for the deaf </text:span><text:span text:style-name="T5">in Singapore</text:span><text:span text:style-name="T3"> are closing due to low enrollment </text:span><text:span text:style-name="T5">and hearing impaired</text:span><text:span text:style-name="T2"> </text:span><text:span text:style-name="T3">students have to attend </text:span><text:span text:style-name="T4">mainstream</text:span><text:span text:style-name="T3"> schools. </text:span><text:span text:style-name="T6">T</text:span><text:span text:style-name="T5">his is a move towards </text:span><text:span text:style-name="T7">inclusivity</text:span><text:span text:style-name="T5"> </text:span><text:span text:style-name="T6">and</text:span><text:span text:style-name="T5"> </text:span><text:span text:style-name="T6">classrooms</text:span><text:span text:style-name="T3"> </text:span><text:span text:style-name="T5">have both </text:span><text:span text:style-name="T3">mainstream and translator teachers. However, education is not limited to the classroom. </text:span><text:span text:style-name="T2">Th</text:span><text:span text:style-name="T4">ese</text:span><text:span text:style-name="T2"> students find</text:span><text:span text:style-name="T3"> it difficult to communicate with </text:span><text:span text:style-name="T4">their</text:span><text:span text:style-name="T3"> peers. </text:span><text:span text:style-name="T6">To solve this problem, we have developed</text:span><text:span text:style-name="T2"> Mercury. Mercury is an</text:span><text:span text:style-name="T1"> artificial intelligence</text:span><text:span text:style-name="T8"> </text:span><text:span text:style-name="T1">powered application which translates sign language to English </text:span><text:span text:style-name="T6">by using image recognition</text:span><text:span text:style-name="T1">. </text:span><text:span text:style-name="T4">Mercury is unique because </text:span><text:span text:style-name="T6">most </text:span><text:span text:style-name="T4">other products only translate English to sign language and not the other way around and are usually very expensive. </text:span><text:span text:style-name="T6">Some possible improvements include </text:span><text:span text:style-name="T5">co</text:span><text:span text:style-name="T6">n</text:span><text:span text:style-name="T5">vert</text:span><text:span text:style-name="T6">ing</text:span><text:span text:style-name="T5"> text to sign language, hav</text:span><text:span text:style-name="T6">ing</text:span><text:span text:style-name="T5"> a bigger database and to recognize words instead of letters </text:span><text:span text:style-name="T6">by using video data for training</text:span><text:span text:style-name="T5">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Verdana" svg:font-family="Verdana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1-18T20:27:30.901000000</dc:date>
    <meta:editing-duration>PT5H34M32S</meta:editing-duration>
    <meta:editing-cycles>4</meta:editing-cycles>
    <meta:document-statistic meta:table-count="0" meta:image-count="0" meta:object-count="0" meta:page-count="1" meta:paragraph-count="1" meta:word-count="128" meta:character-count="841" meta:non-whitespace-character-count="714"/>
  </office:meta>
</office:document-meta>
</file>